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11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12" style:family="paragraph" style:parent-style-name="Standard">
      <style:text-properties fo:font-weight="bold" officeooo:rsid="007acd8d" officeooo:paragraph-rsid="007acd8d" style:font-weight-asian="bold" style:font-weight-complex="bold"/>
    </style:style>
    <style:style style:name="P13" style:family="paragraph" style:parent-style-name="Standard">
      <style:text-properties fo:font-weight="bold" officeooo:rsid="007ca1e4" officeooo:paragraph-rsid="007ca1e4" style:font-weight-asian="bold" style:font-weight-complex="bold"/>
    </style:style>
    <style:style style:name="P14" style:family="paragraph" style:parent-style-name="Standard">
      <style:text-properties fo:font-weight="bold" officeooo:rsid="007f59a9" officeooo:paragraph-rsid="007f59a9" style:font-weight-asian="bold" style:font-weight-complex="bold"/>
    </style:style>
    <style:style style:name="P15" style:family="paragraph" style:parent-style-name="Standard">
      <style:text-properties fo:font-weight="bold" officeooo:rsid="0087fa52" officeooo:paragraph-rsid="0087fa52" style:font-weight-asian="bold" style:font-weight-complex="bold"/>
    </style:style>
    <style:style style:name="P16" style:family="paragraph" style:parent-style-name="Standard">
      <style:text-properties fo:font-weight="bold" officeooo:rsid="0089de9f" officeooo:paragraph-rsid="0089de9f" style:font-weight-asian="bold" style:font-weight-complex="bold"/>
    </style:style>
    <style:style style:name="P17" style:family="paragraph" style:parent-style-name="Standard">
      <style:text-properties fo:font-weight="bold" officeooo:rsid="008b537a" officeooo:paragraph-rsid="008b537a" style:font-weight-asian="bold" style:font-weight-complex="bold"/>
    </style:style>
    <style:style style:name="P18" style:family="paragraph" style:parent-style-name="Standard">
      <style:text-properties fo:font-weight="bold" officeooo:rsid="008b537a" officeooo:paragraph-rsid="008e6980" style:font-weight-asian="bold" style:font-weight-complex="bold"/>
    </style:style>
    <style:style style:name="P19" style:family="paragraph" style:parent-style-name="Standard">
      <style:text-properties fo:font-weight="bold" officeooo:rsid="008f7694" officeooo:paragraph-rsid="008f7694" style:font-weight-asian="bold" style:font-weight-complex="bold"/>
    </style:style>
    <style:style style:name="P20" style:family="paragraph" style:parent-style-name="Standard">
      <style:text-properties fo:font-weight="bold" officeooo:rsid="0092ba4b" officeooo:paragraph-rsid="0092ba4b" style:font-weight-asian="bold" style:font-weight-complex="bold"/>
    </style:style>
    <style:style style:name="P21" style:family="paragraph" style:parent-style-name="Standard">
      <style:text-properties fo:font-weight="bold" officeooo:rsid="00954b04" officeooo:paragraph-rsid="00954b04" style:font-weight-asian="bold" style:font-weight-complex="bold"/>
    </style:style>
    <style:style style:name="P22" style:family="paragraph" style:parent-style-name="Standard">
      <style:text-properties officeooo:paragraph-rsid="003af234"/>
    </style:style>
    <style:style style:name="P23" style:family="paragraph" style:parent-style-name="Standard">
      <style:text-properties officeooo:rsid="001e0f7f" officeooo:paragraph-rsid="001e0f7f"/>
    </style:style>
    <style:style style:name="P24" style:family="paragraph" style:parent-style-name="Standard">
      <style:text-properties officeooo:rsid="0041536b" officeooo:paragraph-rsid="0041536b"/>
    </style:style>
    <style:style style:name="P25" style:family="paragraph" style:parent-style-name="Standard">
      <style:text-properties officeooo:paragraph-rsid="00463c01"/>
    </style:style>
    <style:style style:name="P26" style:family="paragraph" style:parent-style-name="Standard">
      <style:text-properties officeooo:rsid="00495f5d" officeooo:paragraph-rsid="00495f5d"/>
    </style:style>
    <style:style style:name="P27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28" style:family="paragraph" style:parent-style-name="Standard">
      <style:text-properties style:text-underline-style="solid" style:text-underline-type="double" style:text-underline-width="auto" style:text-underline-color="font-color" fo:font-weight="bold" officeooo:rsid="00944ae9" officeooo:paragraph-rsid="00944ae9" style:font-weight-asian="bold" style:font-weight-complex="bold"/>
    </style:style>
    <style:style style:name="P29" style:family="paragraph" style:parent-style-name="Standard">
      <style:text-properties officeooo:rsid="005a227c" officeooo:paragraph-rsid="005a227c"/>
    </style:style>
    <style:style style:name="P30" style:family="paragraph" style:parent-style-name="Standard">
      <style:text-properties officeooo:paragraph-rsid="00621166"/>
    </style:style>
    <style:style style:name="P31" style:family="paragraph" style:parent-style-name="Standard">
      <style:text-properties officeooo:paragraph-rsid="006bfa7e"/>
    </style:style>
    <style:style style:name="P32" style:family="paragraph" style:parent-style-name="Standard">
      <style:text-properties fo:font-weight="normal" officeooo:rsid="006e5104" officeooo:paragraph-rsid="006e5104" style:font-weight-asian="normal" style:font-weight-complex="normal"/>
    </style:style>
    <style:style style:name="P33" style:family="paragraph" style:parent-style-name="Standard">
      <style:text-properties fo:font-weight="normal" officeooo:rsid="007ca1e4" officeooo:paragraph-rsid="007ca1e4" style:font-weight-asian="normal" style:font-weight-complex="normal"/>
    </style:style>
    <style:style style:name="P34" style:family="paragraph" style:parent-style-name="Standard">
      <style:text-properties fo:font-weight="normal" officeooo:rsid="0089de9f" officeooo:paragraph-rsid="0089de9f" style:font-weight-asian="normal" style:font-weight-complex="normal"/>
    </style:style>
    <style:style style:name="P35" style:family="paragraph" style:parent-style-name="Standard">
      <style:text-properties officeooo:paragraph-rsid="007bd965"/>
    </style:style>
    <style:style style:name="P36" style:family="paragraph" style:parent-style-name="Standard">
      <style:text-properties officeooo:paragraph-rsid="0087888a"/>
    </style:style>
    <style:style style:name="P37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8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9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40" style:family="paragraph" style:parent-style-name="Standard" style:list-style-name="L5">
      <style:text-properties officeooo:rsid="001e0f7f" officeooo:paragraph-rsid="001e0f7f"/>
    </style:style>
    <style:style style:name="P41" style:family="paragraph" style:parent-style-name="Standard" style:list-style-name="L5">
      <style:text-properties officeooo:rsid="001e0f7f" officeooo:paragraph-rsid="003af234"/>
    </style:style>
    <style:style style:name="P42" style:family="paragraph" style:parent-style-name="Standard" style:list-style-name="L5">
      <style:text-properties officeooo:rsid="001e0f7f" officeooo:paragraph-rsid="003c9895"/>
    </style:style>
    <style:style style:name="P43" style:family="paragraph" style:parent-style-name="Standard" style:list-style-name="L5">
      <style:text-properties officeooo:rsid="00307005" officeooo:paragraph-rsid="00307005"/>
    </style:style>
    <style:style style:name="P44" style:family="paragraph" style:parent-style-name="Standard" style:list-style-name="L5">
      <style:text-properties officeooo:rsid="00307005" officeooo:paragraph-rsid="003c9895"/>
    </style:style>
    <style:style style:name="P45" style:family="paragraph" style:parent-style-name="Standard" style:list-style-name="L5">
      <style:text-properties officeooo:rsid="00309dfd" officeooo:paragraph-rsid="00309dfd"/>
    </style:style>
    <style:style style:name="P46" style:family="paragraph" style:parent-style-name="Standard" style:list-style-name="L6">
      <style:text-properties officeooo:rsid="003e7b6a" officeooo:paragraph-rsid="003e7b6a"/>
    </style:style>
    <style:style style:name="P47" style:family="paragraph" style:parent-style-name="Standard" style:list-style-name="L7">
      <style:text-properties officeooo:rsid="003e7b6a" officeooo:paragraph-rsid="003e7b6a"/>
    </style:style>
    <style:style style:name="P48" style:family="paragraph" style:parent-style-name="Standard" style:list-style-name="L8">
      <style:text-properties officeooo:rsid="0041536b" officeooo:paragraph-rsid="0041536b"/>
    </style:style>
    <style:style style:name="P49" style:family="paragraph" style:parent-style-name="Standard" style:list-style-name="L8">
      <style:text-properties officeooo:rsid="0041536b" officeooo:paragraph-rsid="00463c01"/>
    </style:style>
    <style:style style:name="P50" style:family="paragraph" style:parent-style-name="Standard" style:list-style-name="L8">
      <style:text-properties officeooo:rsid="0041536b" officeooo:paragraph-rsid="004778ed"/>
    </style:style>
    <style:style style:name="P51" style:family="paragraph" style:parent-style-name="Standard" style:list-style-name="L9">
      <style:text-properties officeooo:rsid="00495f5d" officeooo:paragraph-rsid="00495f5d"/>
    </style:style>
    <style:style style:name="P52" style:family="paragraph" style:parent-style-name="Standard" style:list-style-name="L10">
      <style:text-properties officeooo:rsid="00495f5d" officeooo:paragraph-rsid="00495f5d"/>
    </style:style>
    <style:style style:name="P53" style:family="paragraph" style:parent-style-name="Standard" style:list-style-name="L11">
      <style:text-properties officeooo:rsid="004e5c0f" officeooo:paragraph-rsid="004e5c0f"/>
    </style:style>
    <style:style style:name="P54" style:family="paragraph" style:parent-style-name="Standard" style:list-style-name="L11">
      <style:text-properties officeooo:rsid="004e5c0f" officeooo:paragraph-rsid="0056e97f"/>
    </style:style>
    <style:style style:name="P55" style:family="paragraph" style:parent-style-name="Standard" style:list-style-name="L11">
      <style:text-properties officeooo:rsid="004e5c0f" officeooo:paragraph-rsid="0057f8c5"/>
    </style:style>
    <style:style style:name="P56" style:family="paragraph" style:parent-style-name="Standard" style:list-style-name="L11">
      <style:text-properties officeooo:rsid="004e5c0f" officeooo:paragraph-rsid="0059356b"/>
    </style:style>
    <style:style style:name="P57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58" style:family="paragraph" style:parent-style-name="Standard">
      <style:text-properties fo:font-weight="bold" officeooo:rsid="00bdcd54" officeooo:paragraph-rsid="00bdcd54" style:font-weight-asian="bold" style:font-weight-complex="bold"/>
    </style:style>
    <style:style style:name="P59" style:family="paragraph" style:parent-style-name="Standard" style:list-style-name="L11">
      <style:text-properties officeooo:rsid="0059d63e" officeooo:paragraph-rsid="0059d63e"/>
    </style:style>
    <style:style style:name="P60" style:family="paragraph" style:parent-style-name="Standard" style:list-style-name="L12">
      <style:text-properties officeooo:rsid="005a227c" officeooo:paragraph-rsid="005a227c"/>
    </style:style>
    <style:style style:name="P61" style:family="paragraph" style:parent-style-name="Standard" style:list-style-name="L13">
      <style:text-properties officeooo:paragraph-rsid="0067f9ed"/>
    </style:style>
    <style:style style:name="P62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63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64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65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66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67" style:family="paragraph" style:parent-style-name="Standard" style:list-style-name="L13">
      <style:text-properties fo:font-weight="normal" officeooo:rsid="0067f9ed" officeooo:paragraph-rsid="006d8b02" style:font-weight-asian="normal" style:font-weight-complex="normal"/>
    </style:style>
    <style:style style:name="P68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69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70" style:family="paragraph" style:parent-style-name="Standard" style:list-style-name="L16">
      <style:text-properties fo:font-weight="normal" officeooo:rsid="007acd8d" officeooo:paragraph-rsid="007acd8d" style:font-weight-asian="normal" style:font-weight-complex="normal"/>
    </style:style>
    <style:style style:name="P71" style:family="paragraph" style:parent-style-name="Standard" style:list-style-name="L16">
      <style:text-properties fo:font-weight="normal" officeooo:rsid="007acd8d" officeooo:paragraph-rsid="007bd965" style:font-weight-asian="normal" style:font-weight-complex="normal"/>
    </style:style>
    <style:style style:name="P72" style:family="paragraph" style:parent-style-name="Standard" style:list-style-name="L17">
      <style:text-properties fo:font-weight="normal" officeooo:rsid="007ca1e4" officeooo:paragraph-rsid="007ca1e4" style:font-weight-asian="normal" style:font-weight-complex="normal"/>
    </style:style>
    <style:style style:name="P73" style:family="paragraph" style:parent-style-name="Standard" style:list-style-name="L18">
      <style:text-properties fo:font-weight="normal" officeooo:rsid="007ca1e4" officeooo:paragraph-rsid="007ca1e4" style:font-weight-asian="normal" style:font-weight-complex="normal"/>
    </style:style>
    <style:style style:name="P74" style:family="paragraph" style:parent-style-name="Standard" style:list-style-name="L19">
      <style:text-properties fo:font-weight="normal" officeooo:rsid="00817fa1" officeooo:paragraph-rsid="00817fa1" style:font-weight-asian="normal" style:font-weight-complex="normal"/>
    </style:style>
    <style:style style:name="P75" style:family="paragraph" style:parent-style-name="Standard" style:list-style-name="L19">
      <style:text-properties fo:font-weight="normal" officeooo:rsid="00817fa1" officeooo:paragraph-rsid="0087888a" style:font-weight-asian="normal" style:font-weight-complex="normal"/>
    </style:style>
    <style:style style:name="P76" style:family="paragraph" style:parent-style-name="Standard" style:list-style-name="L19">
      <style:text-properties fo:font-weight="normal" officeooo:rsid="008300c9" officeooo:paragraph-rsid="008300c9" style:font-weight-asian="normal" style:font-weight-complex="normal"/>
    </style:style>
    <style:style style:name="P77" style:family="paragraph" style:parent-style-name="Standard" style:list-style-name="L19">
      <style:text-properties fo:font-weight="normal" officeooo:rsid="008300c9" officeooo:paragraph-rsid="0087888a" style:font-weight-asian="normal" style:font-weight-complex="normal"/>
    </style:style>
    <style:style style:name="P78" style:family="paragraph" style:parent-style-name="Standard" style:list-style-name="L20">
      <style:text-properties fo:font-weight="normal" officeooo:rsid="0089de9f" officeooo:paragraph-rsid="0089de9f" style:font-weight-asian="normal" style:font-weight-complex="normal"/>
    </style:style>
    <style:style style:name="P79" style:family="paragraph" style:parent-style-name="Standard" style:list-style-name="L21">
      <style:text-properties fo:font-weight="normal" officeooo:rsid="0089de9f" officeooo:paragraph-rsid="0089de9f" style:font-weight-asian="normal" style:font-weight-complex="normal"/>
    </style:style>
    <style:style style:name="P80" style:family="paragraph" style:parent-style-name="Standard" style:list-style-name="L22">
      <style:text-properties fo:font-weight="normal" officeooo:rsid="008cbcb8" officeooo:paragraph-rsid="008cbcb8" style:font-weight-asian="normal" style:font-weight-complex="normal"/>
    </style:style>
    <style:style style:name="P81" style:family="paragraph" style:parent-style-name="Standard" style:list-style-name="L22">
      <style:text-properties fo:font-weight="normal" officeooo:rsid="008cbcb8" officeooo:paragraph-rsid="008e6980" style:font-weight-asian="normal" style:font-weight-complex="normal"/>
    </style:style>
    <style:style style:name="P82" style:family="paragraph" style:parent-style-name="Standard" style:list-style-name="L23">
      <style:text-properties fo:font-weight="normal" officeooo:rsid="008f7694" officeooo:paragraph-rsid="008f7694" style:font-weight-asian="normal" style:font-weight-complex="normal"/>
    </style:style>
    <style:style style:name="P83" style:family="paragraph" style:parent-style-name="Standard" style:list-style-name="L24">
      <style:text-properties fo:font-weight="normal" officeooo:rsid="008f7694" officeooo:paragraph-rsid="008f7694" style:font-weight-asian="normal" style:font-weight-complex="normal"/>
    </style:style>
    <style:style style:name="P84" style:family="paragraph" style:parent-style-name="Standard" style:list-style-name="L25">
      <style:text-properties fo:font-weight="normal" officeooo:rsid="0092ba82" officeooo:paragraph-rsid="0092ba82" style:font-weight-asian="normal" style:font-weight-complex="normal"/>
    </style:style>
    <style:style style:name="P85" style:family="paragraph" style:parent-style-name="Standard" style:list-style-name="L26">
      <style:text-properties fo:font-weight="normal" officeooo:rsid="0092ba82" officeooo:paragraph-rsid="00944ae9" style:font-weight-asian="normal" style:font-weight-complex="normal"/>
    </style:style>
    <style:style style:name="P86" style:family="paragraph" style:parent-style-name="Standard" style:list-style-name="L27">
      <style:text-properties fo:font-weight="normal" officeooo:rsid="00954b04" officeooo:paragraph-rsid="00954b04" style:font-weight-asian="normal" style:font-weight-complex="normal"/>
    </style:style>
    <style:style style:name="P87" style:family="paragraph" style:parent-style-name="Standard" style:list-style-name="L28">
      <style:paragraph-properties fo:text-align="start" style:justify-single-word="false"/>
      <style:text-properties fo:font-weight="normal" officeooo:rsid="00954b04" officeooo:paragraph-rsid="00954b04" style:font-weight-asian="normal" style:font-weight-complex="normal"/>
    </style:style>
    <style:style style:name="P88" style:family="paragraph" style:parent-style-name="Standard">
      <style:text-properties fo:font-weight="normal" officeooo:rsid="00944ae9" officeooo:paragraph-rsid="00944ae9" style:font-weight-asian="normal" style:font-weight-complex="normal"/>
    </style:style>
    <style:style style:name="P89" style:family="paragraph" style:parent-style-name="Standard" style:list-style-name="L29">
      <style:text-properties fo:font-weight="normal" officeooo:rsid="00be7269" officeooo:paragraph-rsid="00be7269" style:font-weight-asian="normal" style:font-weight-complex="normal"/>
    </style:style>
    <style:style style:name="P90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9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92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fo:font-weight="bold" officeooo:rsid="007acd8d" style:font-weight-asian="bold" style:font-weight-complex="bold"/>
    </style:style>
    <style:style style:name="T11" style:family="text">
      <style:text-properties fo:font-weight="bold" officeooo:rsid="007bd965" style:font-weight-asian="bold" style:font-weight-complex="bold"/>
    </style:style>
    <style:style style:name="T12" style:family="text">
      <style:text-properties fo:font-weight="bold" officeooo:rsid="007f59a9" style:font-weight-asian="bold" style:font-weight-complex="bold"/>
    </style:style>
    <style:style style:name="T13" style:family="text">
      <style:text-properties fo:font-weight="bold" officeooo:rsid="0087a8df" style:font-weight-asian="bold" style:font-weight-complex="bold"/>
    </style:style>
    <style:style style:name="T14" style:family="text">
      <style:text-properties officeooo:rsid="003c9895"/>
    </style:style>
    <style:style style:name="T15" style:family="text">
      <style:text-properties officeooo:rsid="004778ed"/>
    </style:style>
    <style:style style:name="T16" style:family="text">
      <style:text-properties officeooo:rsid="0057f8c5"/>
    </style:style>
    <style:style style:name="T17" style:family="text">
      <style:text-properties officeooo:rsid="0067f9ed"/>
    </style:style>
    <style:style style:name="T18" style:family="text">
      <style:text-properties fo:font-weight="normal" officeooo:rsid="00698709" style:font-weight-asian="normal" style:font-weight-complex="normal"/>
    </style:style>
    <style:style style:name="T19" style:family="text">
      <style:text-properties fo:font-weight="normal" officeooo:rsid="0067f9ed" style:font-weight-asian="normal" style:font-weight-complex="normal"/>
    </style:style>
    <style:style style:name="T20" style:family="text">
      <style:text-properties officeooo:rsid="006cfd93"/>
    </style:style>
    <style:style style:name="T21" style:family="text">
      <style:text-properties officeooo:rsid="0087a8df"/>
    </style:style>
    <style:style style:name="T22" style:family="text">
      <style:text-properties officeooo:rsid="008300c9"/>
    </style:style>
    <style:style style:name="T23" style:family="text">
      <style:text-properties officeooo:rsid="008e7ec8"/>
    </style:style>
    <style:style style:name="T24" style:family="text">
      <style:text-properties officeooo:rsid="00a22d46"/>
    </style:style>
    <style:style style:name="T25" style:family="text">
      <style:text-properties officeooo:rsid="00a3c2a7"/>
    </style:style>
    <style:style style:name="T26" style:family="text">
      <style:text-properties officeooo:rsid="00a5ae32"/>
    </style:style>
    <style:style style:name="T27" style:family="text">
      <style:text-properties officeooo:rsid="00a7581b"/>
    </style:style>
    <style:style style:name="T28" style:family="text">
      <style:text-properties officeooo:rsid="00a94302"/>
    </style:style>
    <style:style style:name="T29" style:family="text">
      <style:text-properties officeooo:rsid="00aa5d0b"/>
    </style:style>
    <style:style style:name="T30" style:family="text">
      <style:text-properties officeooo:rsid="00bb32e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1982131751" text:style-name="L1">
        <text:list-item>
          <text:p text:style-name="P91">JSON &amp; XML </text:p>
        </text:list-item>
        <text:list-item>
          <text:p text:style-name="P91">Practical of JSON &amp; XML </text:p>
        </text:list-item>
        <text:list-item>
          <text:p text:style-name="P91">Why NodeJS </text:p>
        </text:list-item>
        <text:list-item>
          <text:p text:style-name="P91">Ecosystem of NodeJS </text:p>
        </text:list-item>
        <text:list-item>
          <text:p text:style-name="P91">Installation and System Configuration </text:p>
        </text:list-item>
        <text:list-item>
          <text:p text:style-name="P91">CLI usage and Package Configuration </text:p>
        </text:list-item>
        <text:list-item>
          <text:p text:style-name="P90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2275537452" text:style-name="L2">
        <text:list-item>
          <text:p text:style-name="P37">Completed JSON &amp; XML </text:p>
        </text:list-item>
        <text:list-item>
          <text:p text:style-name="P37">Completed Practical of JSON &amp; XML </text:p>
        </text:list-item>
        <text:list-item>
          <text:p text:style-name="P37">Completed :- Why NodeJS </text:p>
        </text:list-item>
        <text:list-item>
          <text:p text:style-name="P37">Completed :- Ecosystem of NodeJS </text:p>
        </text:list-item>
        <text:list-item>
          <text:p text:style-name="P37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2102958087" text:style-name="L3">
        <text:list-item>
          <text:p text:style-name="P38">Continue learning further task </text:p>
        </text:list-item>
      </text:list>
      <text:p text:style-name="P1"><text:span text:style-name="Strong_20_Emphasis"><text:span text:style-name="T1">Blocker</text:span></text:span></text:p>
      <text:list xml:id="list768752246" text:style-name="L4">
        <text:list-item>
          <text:p text:style-name="P39">None </text:p>
        </text:list-item>
      </text:list>
      <text:p text:style-name="Standard"><draw:line text:anchor-type="paragraph" draw:z-index="0" draw:name="Shape1" draw:style-name="gr1" draw:text-style-name="P92" svg:x1="-0.591cm" svg:y1="0.432cm" svg:x2="18.403cm" svg:y2="0.226cm"><text:p/></draw:line></text:p>
      <text:p text:style-name="Standard"/>
      <text:p text:style-name="P4">Today’s Plan (21/03/2022)</text:p>
      <text:list xml:id="list3651275215" text:style-name="L5">
        <text:list-item>
          <text:p text:style-name="P40">What is Node.js?</text:p>
        </text:list-item>
        <text:list-item>
          <text:p text:style-name="P40">Why Should I Use Node.js?</text:p>
        </text:list-item>
        <text:list-item>
          <text:p text:style-name="P40">Your First Node.js Script</text:p>
        </text:list-item>
        <text:list-item>
          <text:p text:style-name="P40">Section Intro: Node.js Module System</text:p>
        </text:list-item>
        <text:list-item>
          <text:p text:style-name="P40">Importing Node.js Core Modules</text:p>
        </text:list-item>
        <text:list-item>
          <text:p text:style-name="P43">Importing your own files</text:p>
        </text:list-item>
        <text:list-item>
          <text:p text:style-name="P43">Importing npm Modules</text:p>
        </text:list-item>
        <text:list-item>
          <text:p text:style-name="P43">Printing in colors</text:p>
        </text:list-item>
        <text:list-item>
          <text:p text:style-name="P43">Global npm modules and nodemon</text:p>
        </text:list-item>
        <text:list-item>
          <text:p text:style-name="P45">Getting input from user<text:span text:style-name="T2">s</text:span></text:p>
          <text:p text:style-name="P45"/>
        </text:list-item>
      </text:list>
      <text:p text:style-name="P22"><text:span text:style-name="T3">Today’s </text:span><text:span text:style-name="T4">Update </text:span><text:span text:style-name="T3"><text:s/>(21/03/2022)</text:span></text:p>
      <text:list xml:id="list84526424089509" text:continue-numbering="true" text:style-name="L5">
        <text:list-item>
          <text:p text:style-name="P41"><text:span text:style-name="T14">Completed :- </text:span>What is Node.js?</text:p>
        </text:list-item>
        <text:list-item>
          <text:p text:style-name="P42"><text:span text:style-name="T14">Completed :- <text:s/></text:span>Why Should I Use Node.js?</text:p>
        </text:list-item>
        <text:list-item>
          <text:p text:style-name="P42"><text:span text:style-name="T14">Completed :- <text:s/></text:span>Your First Node.js Script</text:p>
        </text:list-item>
        <text:list-item>
          <text:p text:style-name="P42"><text:span text:style-name="T14">Completed :- <text:s/></text:span>Section Intro: Node.js Module System</text:p>
        </text:list-item>
        <text:list-item>
          <text:p text:style-name="P42"><text:span text:style-name="T14">Completed :- <text:s/></text:span>Importing Node.js Core Modules</text:p>
        </text:list-item>
        <text:list-item>
          <text:p text:style-name="P44"><text:span text:style-name="T14">Completed :- <text:s/></text:span>Importing your own files</text:p>
        </text:list-item>
        <text:list-item>
          <text:p text:style-name="P44"><text:span text:style-name="T14">Completed :- <text:s/></text:span>Importing npm Modules</text:p>
        </text:list-item>
        <text:list-item>
          <text:p text:style-name="P44"><text:span text:style-name="T14">Completed :- <text:s/></text:span>Printing in colors</text:p>
        </text:list-item>
        <text:list-item>
          <text:p text:style-name="P44"><text:span text:style-name="T14">Completed :- <text:s/></text:span>Global npm modules and nodemon</text:p>
          <text:p text:style-name="P44"/>
        </text:list-item>
      </text:list>
      <text:p text:style-name="P5"/>
      <text:p text:style-name="P5"/>
      <text:p text:style-name="P5">Tomorrow’s Plan (22/03/2022)</text:p>
      <text:list xml:id="list985686034" text:style-name="L6">
        <text:list-item>
          <text:p text:style-name="P46">Continue learning further topics</text:p>
          <text:p text:style-name="P46"/>
        </text:list-item>
      </text:list>
      <text:p text:style-name="P5">Blocker</text:p>
      <text:list xml:id="list1057063559" text:style-name="L7">
        <text:list-item>
          <text:p text:style-name="P47">None</text:p>
        </text:list-item>
      </text:list>
      <text:p text:style-name="P23"><text:soft-page-break/></text:p>
      <text:p text:style-name="P23"/>
      <text:p text:style-name="P6">Today’s Plan (22/03/2022)</text:p>
      <text:list xml:id="list929097169" text:style-name="L8">
        <text:list-item>
          <text:p text:style-name="P48">Getting input from users</text:p>
        </text:list-item>
        <text:list-item>
          <text:p text:style-name="P48">Argument parsing with yargs : part 1</text:p>
        </text:list-item>
        <text:list-item>
          <text:p text:style-name="P48">Argument parsing with yargs : part 2</text:p>
        </text:list-item>
        <text:list-item>
          <text:p text:style-name="P48">Storing data with JSON</text:p>
        </text:list-item>
        <text:list-item>
          <text:p text:style-name="P48">Adding a note</text:p>
        </text:list-item>
        <text:list-item>
          <text:p text:style-name="P48">Removing a note</text:p>
        </text:list-item>
        <text:list-item>
          <text:p text:style-name="P48">ES6 Asside : Arrow Function</text:p>
        </text:list-item>
        <text:list-item>
          <text:p text:style-name="P48">Refactoring to Use Arrow Function</text:p>
        </text:list-item>
        <text:list-item>
          <text:p text:style-name="P48">Listing notes</text:p>
        </text:list-item>
        <text:list-item>
          <text:p text:style-name="P48">Reading a note</text:p>
        </text:list-item>
      </text:list>
      <text:p text:style-name="P24"/>
      <text:p text:style-name="P25"><text:span text:style-name="T5">Today’s </text:span><text:span text:style-name="T6">Update</text:span><text:span text:style-name="T5"> (22/03/2022)</text:span></text:p>
      <text:list xml:id="list84526709345274" text:continue-numbering="true" text:style-name="L8">
        <text:list-item>
          <text:p text:style-name="P49"><text:span text:style-name="T15">Completed:- </text:span>Getting input from users</text:p>
        </text:list-item>
        <text:list-item>
          <text:p text:style-name="P50"><text:span text:style-name="T15">Completed:- <text:s/></text:span>Argument parsing with yargs : part 1</text:p>
        </text:list-item>
        <text:list-item>
          <text:p text:style-name="P50"><text:span text:style-name="T15">Completed:- <text:s/></text:span>Argument parsing with yargs : part 2</text:p>
        </text:list-item>
        <text:list-item>
          <text:p text:style-name="P50"><text:span text:style-name="T15">Completed:- <text:s/></text:span>Storing data with JSON</text:p>
        </text:list-item>
        <text:list-item>
          <text:p text:style-name="P50"><text:span text:style-name="T15">Completed:- <text:s/></text:span>Adding a note</text:p>
        </text:list-item>
        <text:list-item>
          <text:p text:style-name="P50"><text:span text:style-name="T15">Completed:- <text:s/></text:span>Removing a note</text:p>
        </text:list-item>
        <text:list-item>
          <text:p text:style-name="P50"><text:span text:style-name="T15">Completed:- <text:s/></text:span>ES6 Asside : Arrow Function</text:p>
        </text:list-item>
        <text:list-item>
          <text:p text:style-name="P50"><text:span text:style-name="T15">Completed:- <text:s/></text:span>Refactoring to Use Arrow Function</text:p>
        </text:list-item>
        <text:list-item>
          <text:p text:style-name="P50"><text:span text:style-name="T15">Completed:- <text:s/></text:span>Listing notes</text:p>
        </text:list-item>
        <text:list-item>
          <text:p text:style-name="P50"><text:span text:style-name="T15">Completed:- <text:s/></text:span>Reading a note</text:p>
        </text:list-item>
      </text:list>
      <text:p text:style-name="P7">Tomorrow’s Plan (23/03/2022)</text:p>
      <text:list xml:id="list4042652555" text:style-name="L9">
        <text:list-item>
          <text:p text:style-name="P51">Continue learning further topics</text:p>
        </text:list-item>
      </text:list>
      <text:p text:style-name="P7">Blocker</text:p>
      <text:list xml:id="list370055574" text:style-name="L10">
        <text:list-item>
          <text:p text:style-name="P52">None</text:p>
          <text:p text:style-name="P52"><draw:line text:anchor-type="paragraph" draw:z-index="1" draw:name="Shape2" draw:style-name="gr1" draw:text-style-name="P92" svg:x1="-0.76cm" svg:y1="0.266cm" svg:x2="18.308cm" svg:y2="0.322cm"><text:p/></draw:line></text:p>
        </text:list-item>
      </text:list>
      <text:p text:style-name="P26"/>
      <text:p text:style-name="P27">Today’s Plan (24/03/2022)</text:p>
      <text:list xml:id="list365083716" text:style-name="L11">
        <text:list-item>
          <text:p text:style-name="P53">Debugging Node.JS</text:p>
        </text:list-item>
        <text:list-item>
          <text:p text:style-name="P53">Error Messages</text:p>
        </text:list-item>
        <text:list-item>
          <text:p text:style-name="P53">Asynchronous basics</text:p>
        </text:list-item>
        <text:list-item>
          <text:p text:style-name="P53">Call Stack, Callback Queue, Event Loop</text:p>
        </text:list-item>
        <text:list-item>
          <text:p text:style-name="P53">Making HTTP Request</text:p>
        </text:list-item>
        <text:list-item>
          <text:p text:style-name="P53">Customizing HTTP Request</text:p>
        </text:list-item>
        <text:list-item>
          <text:p text:style-name="P53">HTTP Request Challenge</text:p>
        </text:list-item>
        <text:list-item>
          <text:p text:style-name="P53">Handling Errors</text:p>
        </text:list-item>
        <text:list-item>
          <text:p text:style-name="P53">Callback Function</text:p>
        </text:list-item>
        <text:list-item>
          <text:p text:style-name="P53">Callback Abstraction</text:p>
        </text:list-item>
        <text:list-item>
          <text:p text:style-name="P53">Callback Abstraction Challenge</text:p>
          <text:p text:style-name="P53"/>
        </text:list-item>
      </text:list>
      <text:p text:style-name="P8">Today’s Update (24/03/2022)</text:p>
      <text:list xml:id="list84526452974000" text:continue-numbering="true" text:style-name="L11">
        <text:list-item>
          <text:p text:style-name="P54"><text:span text:style-name="T16">Completed:- </text:span>Debugging Node.JS</text:p>
        </text:list-item>
        <text:list-item>
          <text:p text:style-name="P55"><text:span text:style-name="T16">Completed:- <text:s/></text:span>Error Messages</text:p>
        </text:list-item>
        <text:list-item>
          <text:p text:style-name="P55"><text:span text:style-name="T16">Completed:- <text:s/></text:span>Asynchronous basics</text:p>
        </text:list-item>
        <text:list-item>
          <text:p text:style-name="P55"><text:span text:style-name="T16">Completed:- <text:s/></text:span>Call Stack, Callback Queue, Event Loop</text:p>
        </text:list-item>
        <text:list-item>
          <text:p text:style-name="P55"><text:span text:style-name="T16">Completed:- <text:s/></text:span>Making HTTP Request</text:p>
        </text:list-item>
        <text:list-item>
          <text:p text:style-name="P55"><text:span text:style-name="T16">Completed:- <text:s/></text:span>Customizing HTTP Request</text:p>
        </text:list-item>
        <text:list-item>
          <text:p text:style-name="P55"><text:span text:style-name="T16">Completed:- <text:s/></text:span>HTTP Request Challenge</text:p>
        </text:list-item>
        <text:list-item>
          <text:p text:style-name="P56"><text:soft-page-break/><text:span text:style-name="T16">Completed:- <text:s/></text:span>Handling Errors <text:s text:c="2"/></text:p>
          <text:p text:style-name="P57">Tomorrow’s Plan (25/03/2022)</text:p>
          <text:list>
            <text:list-item>
              <text:p text:style-name="P59">Continue learning further topics</text:p>
            </text:list-item>
          </text:list>
        </text:list-item>
      </text:list>
      <text:p text:style-name="P9">Blocker</text:p>
      <text:list xml:id="list31750138" text:style-name="L12">
        <text:list-item>
          <text:p text:style-name="P60"><draw:line text:anchor-type="paragraph" draw:z-index="2" draw:name="Shape3" draw:style-name="gr1" draw:text-style-name="P92" svg:x1="-0.661cm" svg:y1="1.593cm" svg:x2="18.288cm" svg:y2="1.328cm"><text:p/></draw:line>None</text:p>
        </text:list-item>
      </text:list>
      <text:p text:style-name="P29"/>
      <text:p text:style-name="P29"/>
      <text:p text:style-name="P29"/>
      <text:p text:style-name="P30"><text:span text:style-name="T7">Today’s </text:span><text:span text:style-name="T8">Plan</text:span><text:span text:style-name="T7"> (25/03/2022)</text:span></text:p>
      <text:list xml:id="list1417332185" text:style-name="L13">
        <text:list-item>
          <text:p text:style-name="P62">Callback Functions</text:p>
        </text:list-item>
        <text:list-item>
          <text:p text:style-name="P62">Callback Abstraction</text:p>
        </text:list-item>
        <text:list-item>
          <text:p text:style-name="P62">Callback Abstraction Challenge</text:p>
        </text:list-item>
        <text:list-item>
          <text:p text:style-name="P62">Callback Chaining</text:p>
        </text:list-item>
        <text:list-item>
          <text:p text:style-name="P62">ES6 Aside: Object Property Shorthand and Destructing</text:p>
        </text:list-item>
        <text:list-item>
          <text:p text:style-name="P62">Destructing and property shorthand challenge</text:p>
        </text:list-item>
        <text:list-item>
          <text:p text:style-name="P65">Bonus HTTP requests without a library</text:p>
        </text:list-item>
        <text:list-item>
          <text:p text:style-name="P61"><text:span text:style-name="T18">Revising topics</text:span><text:span text:style-name="T19"> for today’s review session</text:span></text:p>
        </text:list-item>
      </text:list>
      <text:p text:style-name="P31"><text:span text:style-name="T7">Today’s </text:span><text:span text:style-name="T9">Update</text:span><text:span text:style-name="T7"> (25/03/2022)</text:span></text:p>
      <text:list xml:id="list84526924922236" text:continue-numbering="true" text:style-name="L13">
        <text:list-item>
          <text:p text:style-name="P63"><text:span text:style-name="T20">Completed </text:span>Callback Functions</text:p>
        </text:list-item>
        <text:list-item>
          <text:p text:style-name="P64"><text:span text:style-name="T20">Completed </text:span>Callback Abstraction</text:p>
        </text:list-item>
        <text:list-item>
          <text:p text:style-name="P64"><text:span text:style-name="T20">Completed </text:span>Callback Abstraction Challenge</text:p>
        </text:list-item>
        <text:list-item>
          <text:p text:style-name="P64"><text:span text:style-name="T20">Completed </text:span>Callback Chaining</text:p>
        </text:list-item>
        <text:list-item>
          <text:p text:style-name="P64"><text:span text:style-name="T20">Completed </text:span>ES6 Aside: Object Property Shorthand and Destructing</text:p>
        </text:list-item>
        <text:list-item>
          <text:p text:style-name="P64"><text:span text:style-name="T20">Completed </text:span>Destructing and property shorthand challenge</text:p>
        </text:list-item>
        <text:list-item>
          <text:p text:style-name="P66"><text:span text:style-name="T20">Completed </text:span>Bonus HTTP requests without a library</text:p>
          <text:p text:style-name="P67"/>
        </text:list-item>
      </text:list>
      <text:p text:style-name="P10"><text:span text:style-name="T17">M</text:span>onday’s Plan (28/03/2022)</text:p>
      <text:list xml:id="list1303453219" text:style-name="L14">
        <text:list-item>
          <text:p text:style-name="P68">Continue learning further topics</text:p>
        </text:list-item>
      </text:list>
      <text:p text:style-name="P11">Blocker</text:p>
      <text:list xml:id="list4027120848" text:style-name="L15">
        <text:list-item>
          <text:p text:style-name="P69"><draw:line text:anchor-type="paragraph" draw:z-index="3" draw:name="Shape4" draw:style-name="gr1" draw:text-style-name="P92" svg:x1="-0.069cm" svg:y1="1.206cm" svg:x2="18.011cm" svg:y2="1.148cm"><text:p/></draw:line>None</text:p>
        </text:list-item>
      </text:list>
      <text:p text:style-name="P32"/>
      <text:p text:style-name="P32"/>
      <text:p text:style-name="P12">Today’s Plan (28/03/2022)</text:p>
      <text:list xml:id="list1851777902" text:style-name="L16">
        <text:list-item>
          <text:p text:style-name="P70">Web Servers</text:p>
        </text:list-item>
        <text:list-item>
          <text:p text:style-name="P70">Hello Express</text:p>
        </text:list-item>
        <text:list-item>
          <text:p text:style-name="P70">Serving up HTML and JSON</text:p>
        </text:list-item>
        <text:list-item>
          <text:p text:style-name="P70">Serving up static assets</text:p>
        </text:list-item>
        <text:list-item>
          <text:p text:style-name="P70">Serving up CSS, JS, Images and more</text:p>
        </text:list-item>
        <text:list-item>
          <text:p text:style-name="P70">Dynamic pages with templating</text:p>
        </text:list-item>
        <text:list-item>
          <text:p text:style-name="P70">Customizing the view directory</text:p>
        </text:list-item>
        <text:list-item>
          <text:p text:style-name="P70">Advanced templating</text:p>
        </text:list-item>
        <text:list-item>
          <text:p text:style-name="P70">404 Pages</text:p>
        </text:list-item>
        <text:list-item>
          <text:p text:style-name="P70">Styling the applications</text:p>
          <text:p text:style-name="P70"/>
        </text:list-item>
      </text:list>
      <text:p text:style-name="P35"><text:span text:style-name="T10">Today’s </text:span><text:span text:style-name="T11">Update</text:span><text:span text:style-name="T10"> (28/03/2022)</text:span></text:p>
      <text:list xml:id="list84525800648134" text:continue-numbering="true" text:style-name="L16">
        <text:list-item>
          <text:p text:style-name="P71">Web Servers</text:p>
        </text:list-item>
        <text:list-item>
          <text:p text:style-name="P71">Hello Express</text:p>
        </text:list-item>
        <text:list-item>
          <text:p text:style-name="P71">Serving up HTML and JSON</text:p>
        </text:list-item>
        <text:list-item>
          <text:p text:style-name="P71">Serving up static assets</text:p>
        </text:list-item>
        <text:list-item>
          <text:p text:style-name="P71">Serving up CSS, JS, Images and more</text:p>
        </text:list-item>
        <text:list-item>
          <text:p text:style-name="P71">Dynamic pages with templating</text:p>
        </text:list-item>
        <text:list-item>
          <text:p text:style-name="P71">Customizing the view directory</text:p>
        </text:list-item>
        <text:list-item>
          <text:p text:style-name="P71"><text:soft-page-break/>Advanced templating</text:p>
        </text:list-item>
        <text:list-item>
          <text:p text:style-name="P71">404 Pages</text:p>
        </text:list-item>
        <text:list-item>
          <text:p text:style-name="P71">Styling the applications</text:p>
        </text:list-item>
      </text:list>
      <text:p text:style-name="P13">Tomorrow’s Plan (29/03/2022)</text:p>
      <text:list xml:id="list197262094" text:style-name="L17">
        <text:list-item>
          <text:p text:style-name="P72">Continue Learning further topics</text:p>
        </text:list-item>
      </text:list>
      <text:p text:style-name="P13">Blocker</text:p>
      <text:list xml:id="list1313652646" text:style-name="L18">
        <text:list-item>
          <text:p text:style-name="P73"><draw:line text:anchor-type="paragraph" draw:z-index="4" draw:name="Shape5" draw:style-name="gr1" draw:text-style-name="P92" svg:x1="0.034cm" svg:y1="0.61cm" svg:x2="18.629cm" svg:y2="0.464cm"><text:p/></draw:line>None</text:p>
        </text:list-item>
      </text:list>
      <text:p text:style-name="P33"/>
      <text:p text:style-name="P14">Today’s Plan (29/03/2022)</text:p>
      <text:list xml:id="list1935429065" text:style-name="L19">
        <text:list-item>
          <text:p text:style-name="P74">Query String</text:p>
        </text:list-item>
        <text:list-item>
          <text:p text:style-name="P74">Building a JSON HTTP Endpoint</text:p>
        </text:list-item>
        <text:list-item>
          <text:p text:style-name="P74">Default Functions Parameter</text:p>
        </text:list-item>
        <text:list-item>
          <text:p text:style-name="P74">Browser HTTP request with Fetch</text:p>
        </text:list-item>
        <text:list-item>
          <text:p text:style-name="P74">Creating a search form</text:p>
        </text:list-item>
        <text:list-item>
          <text:p text:style-name="P74">Wiring up the user Interface</text:p>
        </text:list-item>
        <text:list-item>
          <text:p text:style-name="P76">Joining Heroku and GitHub</text:p>
        </text:list-item>
        <text:list-item>
          <text:p text:style-name="P76">Version control with git</text:p>
        </text:list-item>
        <text:list-item>
          <text:p text:style-name="P76">Exporing &amp; Integrating GIT</text:p>
        </text:list-item>
        <text:list-item>
          <text:p text:style-name="P76">Setting up SSH Keys</text:p>
        </text:list-item>
        <text:list-item>
          <text:p text:style-name="P76">Pushing code to Github</text:p>
        </text:list-item>
        <text:list-item>
          <text:p text:style-name="P76">Deploying NodeJs to Heroku</text:p>
        </text:list-item>
        <text:list-item>
          <text:p text:style-name="P76">New Features Development workflow</text:p>
        </text:list-item>
        <text:list-item>
          <text:p text:style-name="P76">Avoiding global modules</text:p>
        </text:list-item>
      </text:list>
      <text:p text:style-name="P36"><text:span text:style-name="T12">Today’s </text:span><text:span text:style-name="T13">Update</text:span><text:span text:style-name="T12"> (29/03/2022)</text:span></text:p>
      <text:list xml:id="list84525416676340" text:continue-numbering="true" text:style-name="L19">
        <text:list-item>
          <text:p text:style-name="P75"><text:span text:style-name="T21">Completed </text:span>Query String, Building a JSON HTTP Endpoint, Default Functions Parameter, Browser HTTP request with Fetch, Creating a search form,Wiring up the user Interface, <text:span text:style-name="T22">Joining Heroku and GitHub, Version control with git, Exporing &amp; Integrating GIT</text:span></text:p>
        </text:list-item>
        <text:list-item>
          <text:p text:style-name="P77"><text:span text:style-name="T21">Completed </text:span>Setting up SSH Keys, Pushing code to Github, Deploying NodeJs to Heroku, New Features Development workflow, Avoiding global modules</text:p>
        </text:list-item>
      </text:list>
      <text:p text:style-name="P15">Tomorrows’s Plan (30/03/2022)</text:p>
      <text:list xml:id="list3008010968" text:style-name="L20">
        <text:list-item>
          <text:p text:style-name="P78">Continue learning further topics</text:p>
        </text:list-item>
      </text:list>
      <text:p text:style-name="P16">Blocker</text:p>
      <text:list xml:id="list1902556367" text:style-name="L21">
        <text:list-item>
          <text:p text:style-name="P79"><draw:line text:anchor-type="paragraph" draw:z-index="5" draw:name="Shape6" draw:style-name="gr1" draw:text-style-name="P92" svg:x1="-0.349cm" svg:y1="0.559cm" svg:x2="18.025cm" svg:y2="0.309cm"><text:p/></draw:line>None</text:p>
        </text:list-item>
      </text:list>
      <text:p text:style-name="P34"/>
      <text:p text:style-name="P17">Today’s Plan (30/03/2022)</text:p>
      <text:list xml:id="list2624643743" text:style-name="L22">
        <text:list-item>
          <text:p text:style-name="P80">Mongo Db &amp; NoSQL Databases</text:p>
        </text:list-item>
        <text:list-item>
          <text:p text:style-name="P80">Installing MongoDb</text:p>
        </text:list-item>
        <text:list-item>
          <text:p text:style-name="P80">Database GUI Viewer</text:p>
        </text:list-item>
        <text:list-item>
          <text:p text:style-name="P80">Connecting and inserting documents</text:p>
        </text:list-item>
        <text:list-item>
          <text:p text:style-name="P80">Object ID</text:p>
        </text:list-item>
        <text:list-item>
          <text:p text:style-name="P80">Querying documents</text:p>
        </text:list-item>
        <text:list-item>
          <text:p text:style-name="P80">Promises</text:p>
        </text:list-item>
        <text:list-item>
          <text:p text:style-name="P80">Updating &amp; deleting documents</text:p>
        </text:list-item>
        <text:list-item>
          <text:p text:style-name="P80">Setting up Mongoose</text:p>
        </text:list-item>
        <text:list-item>
          <text:p text:style-name="P80">Creating a Mongoose Model</text:p>
        </text:list-item>
      </text:list>
      <text:p text:style-name="P18">Today’s <text:span text:style-name="T23">Update</text:span> (30/03/2022)</text:p>
      <text:list xml:id="list84527241179262" text:continue-numbering="true" text:style-name="L22">
        <text:list-item>
          <text:p text:style-name="P81"><text:span text:style-name="T23">Completed </text:span>Mongo Db &amp; NoSQL Databases, Installing MongoDb</text:p>
        </text:list-item>
        <text:list-item>
          <text:p text:style-name="P81"><text:span text:style-name="T23">Completed </text:span>Database GUI Viewer, Connecting and inserting documents</text:p>
        </text:list-item>
        <text:list-item>
          <text:p text:style-name="P81"><text:span text:style-name="T23">Completed </text:span>Object ID, Querying documents, Promises, Updating &amp; deleting documents</text:p>
        </text:list-item>
        <text:list-item>
          <text:p text:style-name="P81"><text:span text:style-name="T23">Completed </text:span>Setting up Mongoose, Creating a Mongoose Model</text:p>
        </text:list-item>
      </text:list>
      <text:p text:style-name="P19">Tomorrow’s Plan (31/03/2022)</text:p>
      <text:list xml:id="list3057903288" text:style-name="L23">
        <text:list-item>
          <text:p text:style-name="P82">Continue learning Node.JS</text:p>
        </text:list-item>
      </text:list>
      <text:p text:style-name="P19"><text:soft-page-break/>Blocker</text:p>
      <text:list xml:id="list3130135480" text:style-name="L24">
        <text:list-item>
          <text:p text:style-name="P83">None</text:p>
          <text:p text:style-name="P83"><draw:line text:anchor-type="paragraph" draw:z-index="6" draw:name="Shape7" draw:style-name="gr1" draw:text-style-name="P92" svg:x1="-0.967cm" svg:y1="0.109cm" svg:x2="18.76cm" svg:y2="0.021cm"><text:p/></draw:line></text:p>
        </text:list-item>
      </text:list>
      <text:p text:style-name="P20">Today’s Task (31/03/2022)</text:p>
      <text:list xml:id="list1849648185" text:style-name="L25">
        <text:list-item>
          <text:p text:style-name="P84">Data Validation &amp; Sanitization</text:p>
        </text:list-item>
        <text:list-item>
          <text:p text:style-name="P84">Structuring a REST API</text:p>
        </text:list-item>
        <text:list-item>
          <text:p text:style-name="P84">Installaing a Postman</text:p>
        </text:list-item>
        <text:list-item>
          <text:p text:style-name="P84">Resource creation endpoints</text:p>
        </text:list-item>
        <text:list-item>
          <text:p text:style-name="P84">Resource reading endpoints</text:p>
        </text:list-item>
        <text:list-item>
          <text:p text:style-name="P84">Promise Chaining</text:p>
        </text:list-item>
        <text:list-item>
          <text:p text:style-name="P84">Review Session with Mentor</text:p>
        </text:list-item>
      </text:list>
      <text:p text:style-name="P28">Today’s Update (31/03/2022)</text:p>
      <text:list xml:id="list1100170149" text:style-name="L26">
        <text:list-item>
          <text:p text:style-name="P85"><text:span text:style-name="T25">Completed </text:span>Data Validation &amp; Sanitization</text:p>
        </text:list-item>
        <text:list-item>
          <text:p text:style-name="P85"><text:span text:style-name="T26">Completed </text:span>Structuring a REST API</text:p>
        </text:list-item>
        <text:list-item>
          <text:p text:style-name="P85"><text:span text:style-name="T27">Completed </text:span>Installaing a Postman</text:p>
        </text:list-item>
        <text:list-item>
          <text:p text:style-name="P85"><text:span text:style-name="T28">Completed </text:span>Resource creation endpoints</text:p>
        </text:list-item>
        <text:list-item>
          <text:p text:style-name="P85"><text:span text:style-name="T28">Completed </text:span>Resource reading endpoints</text:p>
        </text:list-item>
        <text:list-item>
          <text:p text:style-name="P85"><text:span text:style-name="T29">Completed </text:span>Promise Chaining <text:span text:style-name="T24">&amp; its challenge</text:span></text:p>
        </text:list-item>
      </text:list>
      <text:p text:style-name="P21">Tomorrow’s Plan</text:p>
      <text:list xml:id="list577046655" text:style-name="L27">
        <text:list-item>
          <text:p text:style-name="P86">Co<text:span text:style-name="T30">n</text:span>t<text:span text:style-name="T30">i</text:span>nue learning further topics</text:p>
        </text:list-item>
      </text:list>
      <text:p text:style-name="P21">Blocker</text:p>
      <text:list xml:id="list709989821" text:style-name="L28">
        <text:list-item>
          <text:p text:style-name="P87">None</text:p>
        </text:list-item>
      </text:list>
      <text:p text:style-name="P88"><draw:line text:anchor-type="paragraph" draw:z-index="7" draw:name="Shape8_1" draw:style-name="gr1" draw:text-style-name="P92" svg:x1="15.571cm" svg:y1="0.541cm" svg:x2="34.004cm" svg:y2="0.497cm"><text:p/></draw:line></text:p>
      <text:p text:style-name="P88"/>
      <text:p text:style-name="P58">Today’s Plan (01/04/2022)</text:p>
      <text:list xml:id="list2208895710" text:style-name="L29">
        <text:list-item>
          <text:p text:style-name="P89">Async/Await</text:p>
        </text:list-item>
        <text:list-item>
          <text:p text:style-name="P89">Resource updating endpoints</text:p>
        </text:list-item>
        <text:list-item>
          <text:p text:style-name="P89">Resource deleting endpoints</text:p>
        </text:list-item>
        <text:list-item>
          <text:p text:style-name="P89">Separate route files</text:p>
        </text:list-item>
        <text:list-item>
          <text:p text:style-name="P89">Securely storing passsword</text:p>
        </text:list-item>
        <text:list-item>
          <text:p text:style-name="P89">Logging in Users</text:p>
        </text:list-item>
        <text:list-item>
          <text:p text:style-name="P89">JSON Web Tokens</text:p>
        </text:list-item>
        <text:list-item>
          <text:p text:style-name="P89">Generating authentication tokens</text:p>
        </text:list-item>
        <text:list-item>
          <text:p text:style-name="P89">Express middlewares</text:p>
        </text:list-item>
        <text:list-item>
          <text:p text:style-name="P89">Accepting Authentication tokens</text:p>
        </text:list-item>
        <text:list-item>
          <text:p text:style-name="P89">Advanced PostM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4-01T08:45:23.619567617</dc:date>
    <meta:editing-duration>PT17H43M26S</meta:editing-duration>
    <meta:editing-cycles>97</meta:editing-cycles>
    <meta:generator>LibreOffice/6.4.7.2$Linux_X86_64 LibreOffice_project/40$Build-2</meta:generator>
    <meta:document-statistic meta:table-count="0" meta:image-count="0" meta:object-count="0" meta:page-count="5" meta:paragraph-count="222" meta:word-count="1016" meta:character-count="6134" meta:non-whitespace-character-count="5476"/>
  </office:meta>
</office:document-meta>
</file>